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pt" fo:country="BR"/>
    </style:style>
    <style:style style:name="P2" style:parent-style-name="Normal" style:family="paragraph">
      <style:text-properties fo:language="pt" fo:country="BR"/>
    </style:style>
    <style:style style:name="P3" style:parent-style-name="Normal" style:family="paragraph">
      <style:text-properties fo:language="pt" fo:country="BR"/>
    </style:style>
  </office:automatic-styles>
  <office:body>
    <office:text text:use-soft-page-breaks="true">
      <text:p text:style-name="P1">Riiing</text:p>
      <text:p text:style-name="P2">Antón: ¿Sí? Diga.<text:s/></text:p>
      <text:p text:style-name="P3">Miguel: ¡Hola, Antón! ¿Qué <text:s/>tal?<text:s/>Soy Miguel.</text:p>
      <text:p text:style-name="Normal">Antón:<text:s/>!Ah! ¡Hola, Miguel! ¿Cómo te va? ¿Qué me cuentas?</text:p>
      <text:p text:style-name="Normal">Miguel: Pues, estoy en el trabajo ahora, pero quería ir a por unas cañas y quería saber qué haces más tarde.</text:p>
      <text:p text:style-name="Normal">Antón: De momento, no tengo ningún plan en mente. Solo volver a casa, comer, descansar y ya.</text:p>
      <text:p text:style-name="Normal">Miguel: <text:s/>Vale, bueno. Pues, ¿Te apetece beber unas cañas más tarde a golpe de 8:00, esta tarde? Así hablamos un poco.</text:p>
      <text:p text:style-name="Normal">Antón: ¡Pues, claro, hombre! Me viene muy bien. ¿Quedamos a las 8:00 entonces?</text:p>
      <text:p text:style-name="Normal">Miguel: Vale. Quedamos en el bar de la esquina. Que estés bien. ¡Adiós!</text:p>
      <text:p text:style-name="Normal">Antón: ¡Adiós!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iguel Gutiérrez Araujo</meta:initial-creator>
    <dc:creator>Miguel Gutiérrez Araujo</dc:creator>
    <meta:creation-date>2025-04-16T11:49:00Z</meta:creation-date>
    <dc:date>2025-04-16T12:01:00Z</dc:date>
    <meta:template xlink:href="Normal" xlink:type="simple"/>
    <meta:editing-cycles>1</meta:editing-cycles>
    <meta:editing-duration>PT720S</meta:editing-duration>
    <meta:document-statistic meta:page-count="1" meta:paragraph-count="1" meta:word-count="94" meta:character-count="614" meta:row-count="4" meta:non-whitespace-character-count="521"/>
  </office:meta>
</office:document-meta>
</file>